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46cm" fo:min-width="2.87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1.243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003c3d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0066b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0d1f6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575cm"/>
    </style:style>
    <style:style style:name="gr13" style:family="graphic" style:parent-style-name="standard">
      <style:graphic-properties draw:stroke="none" svg:stroke-color="#000000" draw:fill="none" draw:fill-color="#ffffff" fo:min-height="0.621cm"/>
    </style:style>
    <style:style style:name="gr14" style:family="graphic" style:parent-style-name="standard">
      <style:graphic-properties draw:textarea-horizontal-align="justify" draw:textarea-vertical-align="middle" draw:auto-grow-height="false" fo:min-height="2.147cm" fo:min-width="2.876cm"/>
    </style:style>
    <style:style style:name="gr15" style:family="graphic" style:parent-style-name="standard">
      <style:graphic-properties draw:stroke="none" svg:stroke-color="#000000" draw:fill="none" draw:fill-color="#ffffff" fo:min-height="2.776cm"/>
    </style:style>
    <style:style style:name="gr16" style:family="graphic" style:parent-style-name="standard">
      <style:graphic-properties draw:stroke="none" svg:stroke-color="#000000" draw:fill="none" draw:fill-color="#ffffff" fo:min-height="3.052cm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 fo:min-height="2.825cm" fo:min-width="9.389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2.167cm" fo:min-width="2.867cm"/>
    </style:style>
    <style:style style:name="gr19" style:family="graphic" style:parent-style-name="standard">
      <style:graphic-properties draw:textarea-horizontal-align="justify" draw:textarea-vertical-align="middle" draw:auto-grow-height="false" fo:min-height="2.167cm" fo:min-width="3.193cm"/>
    </style:style>
    <style:style style:name="gr20" style:family="graphic" style:parent-style-name="standard">
      <style:graphic-properties draw:stroke="none" svg:stroke-color="#000000" draw:fill="none" draw:fill-color="#ffffff" fo:min-height="0.628cm"/>
    </style:style>
    <style:style style:name="gr21" style:family="graphic" style:parent-style-name="standard">
      <style:graphic-properties draw:fill-color="#999999" draw:textarea-horizontal-align="justify" draw:textarea-vertical-align="middle" draw:auto-grow-height="false" fo:min-height="0.295cm" fo:min-width="0.175cm"/>
    </style:style>
    <style:style style:name="gr22" style:family="graphic" style:parent-style-name="standard">
      <style:graphic-properties draw:stroke="none" svg:stroke-color="#000000" draw:fill="none" draw:fill-color="#ffffff" fo:min-height="0.629cm"/>
    </style:style>
    <style:style style:name="gr23" style:family="graphic" style:parent-style-name="standard">
      <style:graphic-properties draw:stroke="none" draw:fill="none" fo:min-height="0.583cm"/>
    </style:style>
    <style:style style:name="gr24" style:family="graphic" style:parent-style-name="standard">
      <style:graphic-properties draw:stroke="none" svg:stroke-color="#000000" draw:fill="none" draw:fill-color="#ffffff" fo:min-height="0.582cm"/>
    </style:style>
    <style:style style:name="gr25" style:family="graphic" style:parent-style-name="standard">
      <style:graphic-properties svg:stroke-color="#cccccc" draw:fill-color="#b2b2b2" draw:textarea-horizontal-align="justify" draw:textarea-vertical-align="middle" draw:auto-grow-height="false" fo:min-height="2.29cm" fo:min-width="3.564cm"/>
    </style:style>
    <style:style style:name="gr26" style:family="graphic" style:parent-style-name="standard">
      <style:graphic-properties svg:stroke-color="#cccccc" draw:fill-color="#b2b2b2" draw:textarea-horizontal-align="justify" draw:textarea-vertical-align="middle" draw:auto-grow-height="false" fo:min-height="0.131cm" fo:min-width="1.151cm"/>
    </style:style>
    <style:style style:name="gr27" style:family="graphic" style:parent-style-name="standard">
      <style:graphic-properties svg:stroke-color="#cccccc" draw:fill-color="#b2b2b2" draw:textarea-horizontal-align="justify" draw:textarea-vertical-align="middle" draw:auto-grow-height="false" fo:min-height="0.385cm" fo:min-width="2.548cm"/>
    </style:style>
    <style:style style:name="gr28" style:family="graphic" style:parent-style-name="standard">
      <style:graphic-properties svg:stroke-color="#cccccc" draw:fill-color="#b2b2b2" draw:textarea-horizontal-align="justify" draw:textarea-vertical-align="middle" draw:auto-grow-height="false" fo:min-height="0cm" fo:min-width="0.262cm"/>
    </style:style>
    <style:style style:name="gr29" style:family="graphic" style:parent-style-name="standard">
      <style:graphic-properties svg:stroke-color="#cccccc" draw:fill-color="#b2b2b2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1.782cm" fo:min-width="3.056cm"/>
    </style:style>
    <style:style style:name="gr31" style:family="graphic" style:parent-style-name="standard">
      <style:graphic-properties draw:textarea-horizontal-align="justify" draw:textarea-vertical-align="middle" draw:auto-grow-height="false" fo:min-height="2.544cm" fo:min-width="3.437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004cm" fo:min-width="1.532cm"/>
    </style:style>
    <style:style style:name="gr33" style:family="graphic" style:parent-style-name="standard">
      <style:graphic-properties draw:stroke="none" svg:stroke-color="#000000" draw:fill="none" draw:fill-color="#b2b2b2" draw:textarea-horizontal-align="left" draw:auto-grow-height="true" draw:auto-grow-width="true" fo:min-height="1.025cm" fo:min-width="2.1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</style:style>
    <style:style style:name="gr35" style:family="graphic" style:parent-style-name="standard">
      <style:graphic-properties draw:stroke="none" svg:stroke-color="#000000" draw:fill="none" draw:fill-color="#ffffff" fo:min-height="2.362cm"/>
    </style:style>
    <style:style style:name="gr36" style:family="graphic" style:parent-style-name="standard">
      <style:graphic-properties draw:fill="solid" draw:fill-color="#dddddd" draw:textarea-horizontal-align="justify" draw:textarea-vertical-align="middle" draw:auto-grow-height="false" fo:min-height="2.778cm" fo:min-width="3.194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2.329cm" fo:min-width="2.261cm"/>
    </style:style>
    <style:style style:name="gr38" style:family="graphic" style:parent-style-name="standard">
      <style:graphic-properties draw:fill="solid" draw:fill-color="#b2b2b2" draw:textarea-horizontal-align="justify" draw:textarea-vertical-align="middle" draw:auto-grow-height="false" fo:min-height="2.916cm" fo:min-width="2.969cm"/>
    </style:style>
    <style:style style:name="gr39" style:family="graphic" style:parent-style-name="standard">
      <style:graphic-properties draw:textarea-horizontal-align="justify" draw:textarea-vertical-align="middle" draw:auto-grow-height="false" fo:min-height="2.517cm" fo:min-width="3.351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002cm" fo:min-width="1.488cm"/>
    </style:style>
    <style:style style:name="gr41" style:family="graphic" style:parent-style-name="standard">
      <style:graphic-properties draw:stroke="none" svg:stroke-color="#000000" draw:fill="none" draw:fill-color="#ffffff" fo:min-height="0.513cm"/>
    </style:style>
    <style:style style:name="gr42" style:family="graphic" style:parent-style-name="standard">
      <style:graphic-properties draw:stroke="none" svg:stroke-color="#000000" draw:fill="none" draw:fill-color="#ffffff" fo:min-height="1.025cm"/>
    </style:style>
    <style:style style:name="gr43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none" draw:fill-color="#ffffff"/>
      <style:text-properties fo:font-size="13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3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style:paragraph-properties fo:text-align="center"/>
      <style:text-properties fo:font-size="13pt"/>
    </style:style>
    <style:style style:name="P6" style:family="paragraph">
      <loext:graphic-properties draw:fill-color="#ffffff"/>
      <style:paragraph-properties fo:text-align="center"/>
      <style:text-properties fo:font-size="13pt"/>
    </style:style>
    <style:style style:name="P7" style:family="paragraph">
      <loext:graphic-properties draw:fill-color="#ed1c24"/>
      <style:paragraph-properties fo:text-align="center"/>
      <style:text-properties fo:font-size="13pt"/>
    </style:style>
    <style:style style:name="P8" style:family="paragraph">
      <loext:graphic-properties draw:fill-color="#fff200"/>
      <style:paragraph-properties fo:text-align="center"/>
      <style:text-properties fo:font-size="13pt"/>
    </style:style>
    <style:style style:name="P9" style:family="paragraph">
      <loext:graphic-properties draw:fill-color="#003c3d"/>
      <style:paragraph-properties fo:text-align="center"/>
      <style:text-properties fo:font-size="13pt"/>
    </style:style>
    <style:style style:name="P10" style:family="paragraph">
      <loext:graphic-properties draw:fill-color="#0066b3"/>
      <style:paragraph-properties fo:text-align="center"/>
      <style:text-properties fo:font-size="13pt"/>
    </style:style>
    <style:style style:name="P11" style:family="paragraph">
      <loext:graphic-properties draw:fill-color="#0d1f63"/>
      <style:paragraph-properties fo:text-align="center"/>
      <style:text-properties fo:font-size="13pt"/>
    </style:style>
    <style:style style:name="P12" style:family="paragraph">
      <loext:graphic-properties draw:fill="none" draw:fill-color="#ffffff"/>
      <style:paragraph-properties fo:text-align="center"/>
      <style:text-properties fo:font-size="13pt"/>
    </style:style>
    <style:style style:name="P1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14" style:family="paragraph">
      <loext:graphic-properties draw:fill="solid" draw:fill-color="#b2b2b2"/>
      <style:paragraph-properties fo:text-align="center"/>
      <style:text-properties fo:font-size="13pt"/>
    </style:style>
    <style:style style:name="P15" style:family="paragraph">
      <loext:graphic-properties draw:fill-color="#dddddd"/>
      <style:paragraph-properties fo:text-align="center"/>
      <style:text-properties fo:font-size="13pt"/>
    </style:style>
    <style:style style:name="P16" style:family="paragraph">
      <loext:graphic-properties draw:fill-color="#999999"/>
      <style:paragraph-properties fo:text-align="center"/>
      <style:text-properties fo:font-size="13pt"/>
    </style:style>
    <style:style style:name="P17" style:family="paragraph">
      <loext:graphic-properties draw:fill-color="#b2b2b2"/>
      <style:paragraph-properties fo:text-align="center"/>
      <style:text-properties fo:font-size="13pt"/>
    </style:style>
    <style:style style:name="P18" style:family="paragraph">
      <loext:graphic-properties draw:fill="solid" draw:fill-color="#ffffff"/>
      <style:paragraph-properties fo:text-align="center"/>
      <style:text-properties fo:font-size="13pt"/>
    </style:style>
    <style:style style:name="P19" style:family="paragraph">
      <loext:graphic-properties draw:fill="none" draw:fill-color="#b2b2b2"/>
      <style:paragraph-properties fo:text-align="center"/>
      <style:text-properties fo:font-size="13pt"/>
    </style:style>
    <style:style style:name="P20" style:family="paragraph">
      <loext:graphic-properties draw:fill="solid" draw:fill-color="#dddddd"/>
      <style:paragraph-properties fo:text-align="center"/>
      <style:text-properties fo:font-size="13pt"/>
    </style:style>
    <style:style style:name="P21" style:family="paragraph">
      <loext:graphic-properties draw:fill="none" draw:fill-color="#ffffff"/>
      <style:paragraph-properties fo:text-align="center"/>
      <style:text-properties fo:font-size="13pt" fo:font-weight="bold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72cm" svg:height="2.811cm" svg:x="1.127cm" svg:y="1.36cm">
          <draw:text-box>
            <text:p><text:span text:style-name="T1"><text:s text:c="3"/></text:span><text:span text:style-name="T1">Propagation Algorithm: Packets have unique ID and Time To Live field. They are repeated in both direction, except when duplicate ID is encountered or the TTL == 0. Repeater connection: RS-232 9600 Baud 8N1 Max. 100 – 150 meters (328 – 500 feet) on CAT 5 (or like) cable. Both RF traffic and serial traffic is repeated, yielding excellent coverage in all circumstances.</text:span></text:p>
          </draw:text-box>
        </draw:frame>
        <draw:g>
          <draw:frame draw:style-name="gr2" draw:text-style-name="P3" draw:layer="controls" svg:width="3.028cm" svg:height="0.725cm" draw:transform="rotate (0.00994837673636768) translate (4.999cm 11.938cm)">
            <draw:text-box>
              <text:p text:style-name="P2"><text:span text:style-name="T2">RS-232</text:span></text:p>
            </draw:text-box>
          </draw:frame>
          <draw:g>
            <draw:g>
              <draw:g>
                <draw:line draw:style-name="gr3" draw:text-style-name="P4" draw:layer="layout" svg:x1="6.088cm" svg:y1="9.405cm" svg:x2="5.761cm" svg:y2="10.494cm">
                  <text:p/>
                </draw:line>
                <draw:line draw:style-name="gr4" draw:text-style-name="P4" draw:layer="layout" svg:x1="6.088cm" svg:y1="9.405cm" svg:x2="6.524cm" svg:y2="9.623cm">
                  <text:p/>
                </draw:line>
                <draw:line draw:style-name="gr4" draw:text-style-name="P4" draw:layer="layout" svg:x1="6.524cm" svg:y1="9.622cm" svg:x2="6.851cm" svg:y2="8.86cm">
                  <text:p/>
                </draw:line>
              </draw:g>
              <draw:g>
                <draw:line draw:style-name="gr3" draw:text-style-name="P4" draw:layer="layout" svg:x1="6.967cm" svg:y1="10.053cm" svg:x2="7.31cm" svg:y2="8.969cm">
                  <text:p/>
                </draw:line>
                <draw:line draw:style-name="gr4" draw:text-style-name="P4" draw:layer="layout" svg:x1="6.967cm" svg:y1="10.053cm" svg:x2="6.535cm" svg:y2="9.828cm">
                  <text:p/>
                </draw:line>
                <draw:line draw:style-name="gr4" draw:text-style-name="P4" draw:layer="layout" svg:x1="6.535cm" svg:y1="9.828cm" svg:x2="6.197cm" svg:y2="10.585cm">
                  <text:p/>
                </draw:line>
              </draw:g>
            </draw:g>
            <draw:g>
              <draw:custom-shape draw:style-name="gr5" draw:text-style-name="P5" draw:layer="layout" svg:width="3.376cm" svg:height="2.396cm" svg:x="7.935cm" svg:y="9.622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layout" svg:width="1.743cm" svg:height="0.218cm" svg:x="8.806cm" svg:y="11.823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7" draw:text-style-name="P7" draw:layer="layout" svg:width="0.109cm" svg:height="0.109cm" svg:x="11.302cm" svg:y="10.05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8" draw:layer="layout" svg:width="0.109cm" svg:height="0.109cm" svg:x="11.302cm" svg:y="10.27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9" draw:layer="layout" svg:width="0.109cm" svg:height="0.109cm" svg:x="11.302cm" svg:y="10.49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0" draw:layer="layout" svg:width="0.109cm" svg:height="0.109cm" svg:x="11.302cm" svg:y="10.711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" draw:text-style-name="P11" draw:layer="layout" svg:width="0.109cm" svg:height="0.109cm" svg:x="11.302cm" svg:y="10.92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2" draw:text-style-name="P12" draw:layer="controls" svg:width="3.05cm" svg:height="0.825cm" svg:x="8.043cm" svg:y="9.754cm">
                <draw:text-box>
                  <text:p text:style-name="P2"><text:span text:style-name="T3">QCAN2</text:span></text:p>
                </draw:text-box>
              </draw:frame>
              <draw:frame draw:style-name="gr13" draw:text-style-name="P12" draw:layer="controls" svg:width="3.159cm" svg:height="0.871cm" svg:x="8.043cm" svg:y="10.625cm">
                <draw:text-box>
                  <text:p text:style-name="P2"><text:span text:style-name="T3">Repeater</text:span></text:p>
                </draw:text-box>
              </draw:frame>
            </draw:g>
            <draw:g>
              <draw:g>
                <draw:line draw:style-name="gr3" draw:text-style-name="P4" draw:layer="controls" svg:x1="12.413cm" svg:y1="9.458cm" svg:x2="12.086cm" svg:y2="10.547cm">
                  <text:p/>
                </draw:line>
                <draw:line draw:style-name="gr4" draw:text-style-name="P4" draw:layer="controls" svg:x1="12.413cm" svg:y1="9.458cm" svg:x2="12.849cm" svg:y2="9.676cm">
                  <text:p/>
                </draw:line>
                <draw:line draw:style-name="gr4" draw:text-style-name="P4" draw:layer="controls" svg:x1="12.849cm" svg:y1="9.675cm" svg:x2="13.176cm" svg:y2="8.913cm">
                  <text:p/>
                </draw:line>
              </draw:g>
              <draw:g>
                <draw:line draw:style-name="gr3" draw:text-style-name="P4" draw:layer="controls" svg:x1="13.292cm" svg:y1="10.106cm" svg:x2="13.635cm" svg:y2="9.022cm">
                  <text:p/>
                </draw:line>
                <draw:line draw:style-name="gr4" draw:text-style-name="P4" draw:layer="controls" svg:x1="13.292cm" svg:y1="10.106cm" svg:x2="12.86cm" svg:y2="9.881cm">
                  <text:p/>
                </draw:line>
                <draw:line draw:style-name="gr4" draw:text-style-name="P4" draw:layer="controls" svg:x1="12.86cm" svg:y1="9.881cm" svg:x2="12.522cm" svg:y2="10.638cm">
                  <text:p/>
                </draw:line>
              </draw:g>
            </draw:g>
            <draw:line draw:style-name="gr3" draw:text-style-name="P4" draw:layer="controls" svg:x1="4.999cm" svg:y1="11.4cm" svg:x2="7.92cm" svg:y2="11.4cm">
              <text:p/>
            </draw:line>
            <draw:line draw:style-name="gr3" draw:text-style-name="P4" draw:layer="controls" svg:x1="7.92cm" svg:y1="11.781cm" svg:x2="4.872cm" svg:y2="11.781cm">
              <text:p/>
            </draw:line>
            <draw:g>
              <draw:custom-shape draw:style-name="gr14" draw:text-style-name="P5" draw:layer="layout" svg:width="3.376cm" svg:height="2.397cm" svg:x="1.57cm" svg:y="9.7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1.743cm" svg:height="0.218cm" svg:x="2.441cm" svg:y="11.94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7" draw:text-style-name="P7" draw:layer="layout" svg:width="0.109cm" svg:height="0.109cm" svg:x="4.937cm" svg:y="10.17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8" draw:layer="layout" svg:width="0.109cm" svg:height="0.109cm" svg:x="4.937cm" svg:y="10.39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9" draw:layer="layout" svg:width="0.109cm" svg:height="0.109cm" svg:x="4.937cm" svg:y="10.61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0" draw:layer="layout" svg:width="0.109cm" svg:height="0.108cm" svg:x="4.937cm" svg:y="10.83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" draw:text-style-name="P11" draw:layer="layout" svg:width="0.109cm" svg:height="0.109cm" svg:x="4.937cm" svg:y="11.04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2" draw:text-style-name="P12" draw:layer="controls" svg:width="3.049cm" svg:height="0.825cm" svg:x="1.679cm" svg:y="10.032cm">
                <draw:text-box>
                  <text:p text:style-name="P2"><text:span text:style-name="T3">QCAN2</text:span></text:p>
                </draw:text-box>
              </draw:frame>
              <draw:frame draw:style-name="gr13" draw:text-style-name="P12" draw:layer="controls" svg:width="3.158cm" svg:height="0.871cm" svg:x="1.679cm" svg:y="10.903cm">
                <draw:text-box>
                  <text:p text:style-name="P2"><text:span text:style-name="T3">Repeater</text:span></text:p>
                </draw:text-box>
              </draw:frame>
              <draw:frame draw:style-name="gr12" draw:text-style-name="P12" draw:layer="controls" svg:width="3.049cm" svg:height="0.825cm" svg:x="1.68cm" svg:y="10.032cm">
                <draw:text-box>
                  <text:p text:style-name="P2"><text:span text:style-name="T3">QCAN2</text:span></text:p>
                </draw:text-box>
              </draw:frame>
            </draw:g>
          </draw:g>
        </draw:g>
        <draw:frame draw:style-name="gr15" draw:text-style-name="P13" draw:layer="controls" svg:width="4.826cm" svg:height="3.026cm" svg:x="13.954cm" svg:y="4.429cm">
          <draw:text-box>
            <text:p><text:span text:style-name="T4">QCAN2 Radio to <text:s/>any other QCAN2 and any Repeater.</text:span></text:p>
            <text:p><text:span text:style-name="T4">From Repeater to any other QCAN2</text:span></text:p>
          </draw:text-box>
        </draw:frame>
        <draw:frame draw:style-name="gr16" draw:text-style-name="P13" draw:layer="controls" svg:width="4.953cm" svg:height="3.302cm" svg:x="13.954cm" svg:y="9.089cm">
          <draw:text-box>
            <text:p><text:span text:style-name="T4">All packets are replicated on both Serial and RF, </text:span></text:p>
            <text:p><text:span text:style-name="T4">subject to the above algorithm.</text:span></text:p>
          </draw:text-box>
        </draw:frame>
        <draw:g>
          <draw:custom-shape draw:style-name="gr17" draw:text-style-name="P14" draw:layer="layout" svg:width="9.889cm" svg:height="3.075cm" svg:x="1.635cm" svg:y="4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5" draw:layer="layout" svg:width="3.367cm" svg:height="2.417cm" svg:x="1.992cm" svg:y="4.8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4" draw:layer="layout" svg:x1="5.359cm" svg:y1="5.901cm" svg:x2="7.354cm" svg:y2="5.915cm">
            <text:p/>
          </draw:line>
          <draw:custom-shape draw:style-name="gr19" draw:text-style-name="P5" draw:layer="layout" svg:width="3.693cm" svg:height="2.417cm" svg:x="7.354cm" svg:y="4.8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2cm" svg:height="0.11cm" svg:x="11.047cm" svg:y="5.1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12cm" svg:height="0.109cm" svg:x="11.047cm" svg:y="5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12cm" svg:height="0.11cm" svg:x="11.047cm" svg:y="5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12cm" svg:height="0.11cm" svg:x="11.047cm" svg:y="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0.12cm" svg:height="0.109cm" svg:x="11.047cm" svg:y="6.0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2" draw:layer="controls" svg:width="3.336cm" svg:height="0.878cm" svg:x="7.592cm" svg:y="6.025cm">
            <draw:text-box>
              <text:p text:style-name="P2"><text:span text:style-name="T3">Radio</text:span></text:p>
            </draw:text-box>
          </draw:frame>
          <draw:custom-shape draw:style-name="gr21" draw:text-style-name="P16" draw:layer="controls" svg:width="0.953cm" svg:height="0.769cm" svg:x="9.737cm" svg:y="7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2" draw:layer="controls" svg:width="3.001cm" svg:height="0.879cm" svg:x="2.231cm" svg:y="5.146cm">
            <draw:text-box>
              <text:p text:style-name="P2"><text:span text:style-name="T3">AGV </text:span></text:p>
            </draw:text-box>
          </draw:frame>
          <draw:frame draw:style-name="gr23" draw:text-style-name="P4" draw:layer="controls" svg:width="3.12cm" svg:height="0.833cm" svg:x="2.112cm" svg:y="5.915cm">
            <draw:text-box>
              <text:p text:style-name="P2"><text:span text:style-name="T3">Computer</text:span></text:p>
            </draw:text-box>
          </draw:frame>
          <draw:custom-shape draw:style-name="gr21" draw:text-style-name="P16" draw:layer="controls" svg:width="0.953cm" svg:height="0.769cm" svg:x="2.469cm" svg:y="7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2" draw:layer="controls" svg:width="3.574cm" svg:height="0.832cm" svg:x="7.473cm" svg:y="5.083cm">
            <draw:text-box>
              <text:p text:style-name="P2"><text:span text:style-name="T3">QCAN2</text:span></text:p>
            </draw:text-box>
          </draw:frame>
          <draw:line draw:style-name="gr3" draw:text-style-name="P4" draw:layer="controls" svg:x1="12.478cm" svg:y1="4.847cm" svg:x2="12.151cm" svg:y2="5.936cm">
            <text:p/>
          </draw:line>
          <draw:line draw:style-name="gr4" draw:text-style-name="P4" draw:layer="controls" svg:x1="12.478cm" svg:y1="4.847cm" svg:x2="12.914cm" svg:y2="5.065cm">
            <text:p/>
          </draw:line>
          <draw:line draw:style-name="gr4" draw:text-style-name="P4" draw:layer="controls" svg:x1="12.914cm" svg:y1="5.064cm" svg:x2="13.241cm" svg:y2="4.302cm">
            <text:p/>
          </draw:line>
          <draw:line draw:style-name="gr3" draw:text-style-name="P4" draw:layer="controls" svg:x1="13.357cm" svg:y1="5.495cm" svg:x2="13.7cm" svg:y2="4.411cm">
            <text:p/>
          </draw:line>
          <draw:line draw:style-name="gr4" draw:text-style-name="P4" draw:layer="controls" svg:x1="13.357cm" svg:y1="5.495cm" svg:x2="12.925cm" svg:y2="5.27cm">
            <text:p/>
          </draw:line>
          <draw:line draw:style-name="gr4" draw:text-style-name="P4" draw:layer="controls" svg:x1="12.925cm" svg:y1="5.27cm" svg:x2="12.587cm" svg:y2="6.027cm">
            <text:p/>
          </draw:line>
          <draw:custom-shape draw:style-name="gr6" draw:text-style-name="P6" draw:layer="controls" svg:width="1.743cm" svg:height="0.218cm" svg:x="8.366cm" svg:y="7.04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controls" svg:width="3.028cm" svg:height="0.725cm" draw:transform="rotate (0.00994837673636768) translate (4.878cm 5.931cm)">
            <draw:text-box>
              <text:p text:style-name="P2"><text:span text:style-name="T2">RS-232</text:span></text:p>
            </draw:text-box>
          </draw:frame>
        </draw:g>
        <draw:g>
          <draw:custom-shape draw:style-name="gr25" draw:text-style-name="P17" draw:layer="controls" svg:width="4.064cm" svg:height="2.54cm" svg:x="1.508cm" svg:y="13.95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controls" svg:width="1.651cm" svg:height="0.381cm" svg:x="2.778cm" svg:y="16.49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controls" svg:width="3.048cm" svg:height="0.635cm" svg:x="2.016cm" svg:y="16.87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controls" svg:width="0.762cm" svg:height="0.127cm" svg:x="3.921cm" svg:y="17.12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7" draw:layer="controls" svg:width="0.254cm" svg:height="0.127cm" svg:x="3.54cm" svg:y="17.12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8" draw:layer="controls" svg:width="3.556cm" svg:height="2.032cm" svg:x="1.762cm" svg:y="14.2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1" draw:text-style-name="P5" draw:layer="controls" svg:width="3.937cm" svg:height="2.794cm" svg:x="7.604cm" svg:y="13.9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6" draw:layer="controls" svg:width="2.032cm" svg:height="0.254cm" svg:x="8.62cm" svg:y="16.46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7" draw:text-style-name="P7" draw:layer="controls" svg:width="0.127cm" svg:height="0.127cm" svg:x="11.414cm" svg:y="14.40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8" draw:layer="controls" svg:width="0.127cm" svg:height="0.127cm" svg:x="11.414cm" svg:y="14.6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9" draw:layer="controls" svg:width="0.127cm" svg:height="0.127cm" svg:x="11.414cm" svg:y="14.91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0" draw:layer="controls" svg:width="0.127cm" svg:height="0.127cm" svg:x="11.414cm" svg:y="15.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1" draw:layer="controls" svg:width="0.127cm" svg:height="0.127cm" svg:x="11.414cm" svg:y="15.42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33" draw:text-style-name="P19" draw:layer="controls" svg:width="2.648cm" svg:height="1.275cm" svg:x="2.27cm" svg:y="14.462cm">
            <draw:text-box>
              <text:p text:style-name="P2"><text:span text:style-name="T3">Dispatch</text:span></text:p>
              <text:p text:style-name="P2"><text:span text:style-name="T3">Computer</text:span></text:p>
            </draw:text-box>
          </draw:frame>
          <draw:frame draw:style-name="gr34" draw:text-style-name="P12" draw:layer="controls" svg:width="2.966cm" svg:height="1.673cm" svg:x="8.239cm" svg:y="14.667cm">
            <draw:text-box>
              <text:p text:style-name="P2"><text:span text:style-name="T3">Dispatch</text:span></text:p>
              <text:p text:style-name="P2"><text:span text:style-name="T3">Radio</text:span></text:p>
            </draw:text-box>
          </draw:frame>
          <draw:line draw:style-name="gr4" draw:text-style-name="P4" draw:layer="controls" svg:x1="5.572cm" svg:y1="15.324cm" svg:x2="7.604cm" svg:y2="15.324cm">
            <text:p/>
          </draw:line>
          <draw:g>
            <draw:g>
              <draw:line draw:style-name="gr3" draw:text-style-name="P4" draw:layer="controls" svg:x1="12.478cm" svg:y1="14.091cm" svg:x2="12.151cm" svg:y2="15.18cm">
                <text:p/>
              </draw:line>
              <draw:line draw:style-name="gr4" draw:text-style-name="P4" draw:layer="controls" svg:x1="12.478cm" svg:y1="14.091cm" svg:x2="12.914cm" svg:y2="14.309cm">
                <text:p/>
              </draw:line>
              <draw:line draw:style-name="gr4" draw:text-style-name="P4" draw:layer="controls" svg:x1="12.914cm" svg:y1="14.308cm" svg:x2="13.241cm" svg:y2="13.546cm">
                <text:p/>
              </draw:line>
            </draw:g>
            <draw:g>
              <draw:line draw:style-name="gr3" draw:text-style-name="P4" draw:layer="controls" svg:x1="13.357cm" svg:y1="14.739cm" svg:x2="13.7cm" svg:y2="13.655cm">
                <text:p/>
              </draw:line>
              <draw:line draw:style-name="gr4" draw:text-style-name="P4" draw:layer="controls" svg:x1="13.357cm" svg:y1="14.739cm" svg:x2="12.925cm" svg:y2="14.514cm">
                <text:p/>
              </draw:line>
              <draw:line draw:style-name="gr4" draw:text-style-name="P4" draw:layer="controls" svg:x1="12.925cm" svg:y1="14.514cm" svg:x2="12.587cm" svg:y2="15.271cm">
                <text:p/>
              </draw:line>
            </draw:g>
          </draw:g>
          <draw:frame draw:style-name="gr12" draw:text-style-name="P12" draw:layer="controls" svg:width="3.049cm" svg:height="0.825cm" svg:x="8.112cm" svg:y="13.927cm">
            <draw:text-box>
              <text:p text:style-name="P2"><text:span text:style-name="T3">QCAN2</text:span></text:p>
            </draw:text-box>
          </draw:frame>
          <draw:frame draw:style-name="gr2" draw:text-style-name="P3" draw:layer="controls" svg:width="3.028cm" svg:height="0.725cm" draw:transform="rotate (0.00994837673636768) translate (5.077cm 15.488cm)">
            <draw:text-box>
              <text:p text:style-name="P2"><text:span text:style-name="T2">RS-232</text:span></text:p>
            </draw:text-box>
          </draw:frame>
        </draw:g>
        <draw:frame draw:style-name="gr16" draw:text-style-name="P13" draw:layer="controls" svg:width="4.953cm" svg:height="3.323cm" svg:x="13.954cm" svg:y="14.026cm">
          <draw:text-box>
            <text:p><text:span text:style-name="T4">All packets are replicated by every QCAN2 and by all <text:s/>Repeaters, </text:span></text:p>
            <text:p><text:span text:style-name="T4">subject to above algorithm.</text:span></text:p>
          </draw:text-box>
        </draw:frame>
        <draw:frame draw:style-name="gr35" draw:text-style-name="P13" draw:layer="controls" svg:width="4.953cm" svg:height="2.612cm" svg:x="13.954cm" svg:y="18.962cm">
          <draw:text-box>
            <text:p><text:span text:style-name="T4">All packets are replicated bidirectionally, as above.</text:span></text:p>
          </draw:text-box>
        </draw:frame>
        <draw:g>
          <draw:g>
            <draw:line draw:style-name="gr3" draw:text-style-name="P4" draw:layer="controls" svg:x1="12.296cm" svg:y1="19.192cm" svg:x2="11.989cm" svg:y2="20.216cm">
              <text:p/>
            </draw:line>
            <draw:line draw:style-name="gr4" draw:text-style-name="P4" draw:layer="controls" svg:x1="12.296cm" svg:y1="19.192cm" svg:x2="12.706cm" svg:y2="19.397cm">
              <text:p/>
            </draw:line>
            <draw:line draw:style-name="gr4" draw:text-style-name="P4" draw:layer="controls" svg:x1="12.706cm" svg:y1="19.397cm" svg:x2="13.013cm" svg:y2="18.68cm">
              <text:p/>
            </draw:line>
          </draw:g>
          <draw:g>
            <draw:line draw:style-name="gr3" draw:text-style-name="P4" draw:layer="controls" svg:x1="13.123cm" svg:y1="19.802cm" svg:x2="13.446cm" svg:y2="18.783cm">
              <text:p/>
            </draw:line>
            <draw:line draw:style-name="gr4" draw:text-style-name="P4" draw:layer="controls" svg:x1="13.122cm" svg:y1="19.802cm" svg:x2="12.716cm" svg:y2="19.591cm">
              <text:p/>
            </draw:line>
            <draw:line draw:style-name="gr4" draw:text-style-name="P4" draw:layer="controls" svg:x1="12.716cm" svg:y1="19.591cm" svg:x2="12.398cm" svg:y2="20.303cm">
              <text:p/>
            </draw:line>
          </draw:g>
          <draw:custom-shape draw:style-name="gr36" draw:text-style-name="P20" draw:layer="layout" svg:width="3.694cm" svg:height="3.028cm" draw:transform="skewX (0.312763001957384) rotate (0.312413936106985) translate (1.762cm 19.5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2.761cm" svg:height="2.579cm" draw:transform="skewX (0.312064870256586) rotate (0.312413936106985) translate (2.359cm 19.6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4" draw:layer="layout" svg:width="3.469cm" svg:height="3.166cm" draw:transform="skewX (-0.153239908325102) rotate (-0.153239908325102) translate (1.762cm 19.492cm)">
            <text:p text:style-name="P2"><text:span text:style-name="T3">Fixed</text:span></text:p>
            <text:p text:style-name="P2"><text:span text:style-name="T3">Equipment /</text:span></text:p>
            <text:p text:style-name="P2"><text:span text:style-name="T3">Door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3.851cm" svg:height="2.767cm" svg:x="7.73cm" svg:y="19.41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1.988cm" svg:height="0.252cm" svg:x="8.723cm" svg:y="21.95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7" draw:layer="layout" svg:width="0.124cm" svg:height="0.127cm" svg:x="11.457cm" svg:y="19.9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0.124cm" svg:height="0.126cm" svg:x="11.457cm" svg:y="20.1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9" draw:layer="layout" svg:width="0.124cm" svg:height="0.126cm" svg:x="11.457cm" svg:y="20.4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124cm" svg:height="0.126cm" svg:x="11.457cm" svg:y="20.6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0.124cm" svg:height="0.125cm" svg:x="11.457cm" svg:y="20.9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1" draw:text-style-name="P12" draw:layer="controls" svg:width="2.867cm" svg:height="0.763cm" svg:x="8.165cm" svg:y="19.568cm">
            <draw:text-box>
              <text:p text:style-name="P2"><text:span text:style-name="T3">QCAN2</text:span></text:p>
            </draw:text-box>
          </draw:frame>
          <draw:frame draw:style-name="gr42" draw:text-style-name="P21" draw:layer="controls" svg:width="2.921cm" svg:height="1.275cm" svg:x="8.111cm" svg:y="20.423cm">
            <draw:text-box>
              <text:p text:style-name="P2"><text:span text:style-name="T3">Door Controller</text:span></text:p>
            </draw:text-box>
          </draw:frame>
          <draw:frame draw:style-name="gr43" draw:text-style-name="P3" draw:layer="controls" svg:width="3.028cm" svg:height="1.199cm" draw:transform="rotate (0.00994837673636768) translate (5.076cm 20.849cm)">
            <draw:text-box>
              <text:p text:style-name="P2"><text:span text:style-name="T2">Relay Contacts</text:span></text:p>
            </draw:text-box>
          </draw:frame>
          <draw:line draw:style-name="gr3" draw:text-style-name="P22" draw:layer="layout" svg:x1="5.318cm" svg:y1="20.177cm" svg:x2="7.731cm" svg:y2="20.177cm">
            <text:p/>
          </draw:line>
          <draw:line draw:style-name="gr3" draw:text-style-name="P22" draw:layer="layout" svg:x1="7.731cm" svg:y1="20.685cm" svg:x2="5.318cm" svg:y2="20.685cm">
            <text:p/>
          </draw:line>
          <draw:frame draw:style-name="gr43" draw:text-style-name="P3" draw:layer="layout" svg:width="3.028cm" svg:height="1.199cm" draw:transform="rotate (0.00994837673636768) translate (5.064cm 18.81cm)">
            <draw:text-box>
              <text:p text:style-name="P2"><text:span text:style-name="T2">Switch</text:span></text:p>
              <text:p text:style-name="P2"><text:span text:style-name="T2">Input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4:14:42.586290205</meta:creation-date>
    <dc:date>2020-05-01T11:37:29.099573147</dc:date>
    <meta:editing-duration>PT2H37M12S</meta:editing-duration>
    <meta:editing-cycles>47</meta:editing-cycles>
    <meta:generator>LibreOffice/6.0.7.3$Linux_X86_64 LibreOffice_project/00m0$Build-3</meta:generator>
    <meta:print-date>2020-02-07T11:02:59.253233601</meta:print-date>
    <meta:document-statistic meta:object-count="131"/>
  </office:meta>
</office:document-meta>
</file>